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MS Gothic" svg:font-family="'MS Gothic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00dcff" draw:textarea-horizontal-align="center" draw:textarea-vertical-align="middl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0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3.9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9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8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4.2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10.1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11.8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1.1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11.1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14.2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7.44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0.6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style:font-name="Arial"/>
    </style:style>
    <style:style style:name="P4" style:family="paragraph">
      <style:paragraph-properties fo:margin-left="0cm" fo:margin-right="0cm" fo:text-align="center" fo:text-indent="0cm"/>
      <style:text-properties style:font-name="Ari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style:font-name="Arial1"/>
    </style:style>
    <style:style style:name="P7" style:family="paragraph">
      <style:paragraph-properties fo:margin-left="0cm" fo:margin-right="0cm" fo:text-align="center" fo:text-indent="0cm"/>
      <style:text-properties style:font-name="Arial1"/>
    </style:style>
    <style:style style:name="P8" style:family="paragraph">
      <style:text-properties style:font-name="Arial"/>
    </style:style>
    <style:style style:name="P9" style:family="paragraph">
      <style:text-properties style:font-name="Courier1" fo:font-size="16pt" fo:font-weight="normal" style:font-size-asian="24pt" style:font-size-complex="24pt"/>
    </style:style>
    <style:style style:name="P10" style:family="paragraph">
      <style:text-properties style:font-name="Courier1" fo:font-size="16pt"/>
    </style:style>
    <style:style style:name="P11" style:family="paragraph">
      <style:text-properties style:font-name="Arial" fo:font-size="16pt"/>
    </style:style>
    <style:style style:name="P12" style:family="paragraph">
      <style:paragraph-properties fo:margin-left="0.6cm" fo:margin-right="0cm" fo:text-indent="-0.6cm"/>
    </style:style>
    <style:style style:name="T1" style:family="text">
      <style:text-properties style:font-name="Arial"/>
    </style:style>
    <style:style style:name="T2" style:family="text">
      <style:text-properties style:font-name="Arial1"/>
    </style:style>
    <style:style style:name="T3" style:family="text">
      <style:text-properties style:font-name="Courier1" fo:font-size="16pt" fo:font-weight="normal" style:font-size-asian="24pt" style:font-size-complex="24pt"/>
    </style:style>
    <style:style style:name="T4" style:family="text">
      <style:text-properties style:font-name="Courier1" fo:font-size="16pt"/>
    </style:style>
    <style:style style:name="T5" style:family="text">
      <style:text-properties style:font-name="Helvetica"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0.873cm" svg:height="5.732cm" svg:x="6.32cm" svg:y="9.29cm">
          <text:p/>
        </draw:rect>
        <draw:rect draw:style-name="gr2" draw:text-style-name="P3" draw:layer="layout" svg:width="5.157cm" svg:height="1.322cm" svg:x="3.741cm" svg:y="1.158cm">
          <text:p text:style-name="P2"><text:span text:style-name="T1">Related</text:span></text:p>
        </draw:rect>
        <draw:rect draw:style-name="gr2" draw:text-style-name="P3" draw:layer="layout" svg:width="5.157cm" svg:height="1.322cm" svg:x="3.741cm" svg:y="3.179cm">
          <text:p text:style-name="P2"><text:span text:style-name="T1">Convenience</text:span></text:p>
        </draw:rect>
        <draw:rect draw:style-name="gr2" draw:text-style-name="P3" draw:layer="layout" svg:width="5.157cm" svg:height="1.322cm" svg:x="3.741cm" svg:y="7.4cm">
          <text:p text:style-name="P2"><text:span text:style-name="T1">Low-level</text:span></text:p>
        </draw:rect>
        <draw:rect draw:style-name="gr3" draw:text-style-name="P4" draw:layer="layout" svg:width="5.596cm" svg:height="1.322cm" svg:x="6.862cm" svg:y="9.705cm">
          <text:p text:style-name="P2"><text:span text:style-name="T1">Strucplot core</text:span></text:p>
        </draw:rect>
        <draw:rect draw:style-name="gr3" draw:text-style-name="P4" draw:layer="layout" svg:width="5.596cm" svg:height="1.322cm" svg:x="6.862cm" svg:y="11.48cm">
          <text:p text:style-name="P2"><text:span text:style-name="T1">Labeling</text:span></text:p>
        </draw:rect>
        <draw:rect draw:style-name="gr3" draw:text-style-name="P4" draw:layer="layout" svg:width="5.596cm" svg:height="1.322cm" svg:x="6.862cm" svg:y="13.181cm">
          <text:p text:style-name="P2"><text:span text:style-name="T1">Legend</text:span></text:p>
        </draw:rect>
        <draw:rect draw:style-name="gr3" draw:text-style-name="P4" draw:layer="layout" svg:width="5.596cm" svg:height="1.322cm" svg:x="6.862cm" svg:y="16.33cm">
          <text:p text:style-name="P2"><text:span text:style-name="T1">Shading</text:span></text:p>
        </draw:rect>
        <draw:rect draw:style-name="gr3" draw:text-style-name="P4" draw:layer="layout" svg:width="5.596cm" svg:height="1.322cm" svg:x="6.862cm" svg:y="18.105cm">
          <text:p text:style-name="P2"><text:span text:style-name="T1">Spacing</text:span></text:p>
        </draw:rect>
        <draw:connector draw:style-name="gr4" draw:text-style-name="P1" draw:layer="layout" svg:x1="6.319cm" svg:y1="2.48cm" svg:x2="6.319cm" svg:y2="3.179cm" svg:d="M6319 2480v699" svg:viewBox="0 0 1 700">
          <text:p/>
        </draw:connector>
        <draw:connector draw:style-name="gr4" draw:text-style-name="P1" draw:layer="layout" svg:x1="6.319cm" svg:y1="8.722cm" svg:x2="6.862cm" svg:y2="10.366cm" svg:d="M6319 8722v822h543v822" svg:viewBox="0 0 544 1645">
          <text:p/>
        </draw:connector>
        <draw:connector draw:style-name="gr4" draw:text-style-name="P1" draw:layer="layout" svg:x1="6.862cm" svg:y1="12.141cm" svg:x2="6.319cm" svg:y2="8.722cm" svg:d="M6862 12141v-1709h-543v-1710" svg:viewBox="0 0 544 3420">
          <text:p/>
        </draw:connector>
        <draw:connector draw:style-name="gr4" draw:text-style-name="P1" draw:layer="layout" svg:x1="6.862cm" svg:y1="13.842cm" svg:x2="6.319cm" svg:y2="8.722cm" svg:d="M6862 13842v-2560h-543v-2560" svg:viewBox="0 0 544 5121">
          <text:p/>
        </draw:connector>
        <draw:connector draw:style-name="gr4" draw:text-style-name="P1" draw:layer="layout" svg:x1="6.862cm" svg:y1="16.991cm" svg:x2="6.319cm" svg:y2="8.722cm" svg:d="M6862 16991v-4134h-543v-4135" svg:viewBox="0 0 544 8270">
          <text:p/>
        </draw:connector>
        <draw:connector draw:style-name="gr4" draw:text-style-name="P1" draw:layer="layout" svg:x1="6.862cm" svg:y1="18.766cm" svg:x2="6.319cm" svg:y2="8.722cm" svg:d="M6862 18766v-5022h-543v-5022" svg:viewBox="0 0 544 10045">
          <text:p/>
        </draw:connector>
        <draw:rect draw:style-name="gr1" draw:text-style-name="P1" draw:layer="layout" svg:width="20.873cm" svg:height="4.615cm" svg:x="6.32cm" svg:y="15.553cm">
          <text:p/>
        </draw:rect>
        <draw:frame draw:style-name="gr5" draw:text-style-name="P6" draw:layer="layout" svg:width="4.096cm" svg:height="2.049cm" draw:transform="rotate (1.5707963267949) translate (4.028cm 14.15cm)">
          <draw:text-box>
            <text:p text:style-name="P5"><text:span text:style-name="T2">Workhorse</text:span></text:p>
            <text:p text:style-name="P2"><text:span text:style-name="T2">Functions</text:span></text:p>
          </draw:text-box>
        </draw:frame>
        <draw:frame draw:style-name="gr6" draw:text-style-name="P7" draw:layer="layout" svg:width="3.964cm" svg:height="2.049cm" draw:transform="rotate (1.5707963267949) translate (4.077cm 19.833cm)">
          <draw:text-box>
            <text:p text:style-name="P2"><text:span text:style-name="T2">Parameter</text:span><text:span text:style-name="T2"><text:line-break/></text:span><text:span text:style-name="T2">Functions</text:span></text:p>
          </draw:text-box>
        </draw:frame>
        <draw:frame draw:style-name="gr7" draw:text-style-name="P8" draw:layer="layout" svg:width="2.961cm" svg:height="1.025cm" svg:x="0.688cm" svg:y="1.288cm">
          <draw:text-box>
            <text:p text:style-name="P5"><text:span text:style-name="T1">Level 4</text:span></text:p>
          </draw:text-box>
        </draw:frame>
        <draw:frame draw:style-name="gr7" draw:text-style-name="P8" draw:layer="layout" svg:width="2.961cm" svg:height="1.025cm" svg:x="0.688cm" svg:y="3.288cm">
          <draw:text-box>
            <text:p text:style-name="P5"><text:span text:style-name="T1">Level 3</text:span></text:p>
          </draw:text-box>
        </draw:frame>
        <draw:frame draw:style-name="gr7" draw:text-style-name="P8" draw:layer="layout" svg:width="2.961cm" svg:height="1.025cm" svg:x="0.688cm" svg:y="5.388cm">
          <draw:text-box>
            <text:p text:style-name="P5"><text:span text:style-name="T1">Level 2</text:span></text:p>
          </draw:text-box>
        </draw:frame>
        <draw:frame draw:style-name="gr7" draw:text-style-name="P8" draw:layer="layout" svg:width="2.961cm" svg:height="1.025cm" svg:x="0.688cm" svg:y="7.636cm">
          <draw:text-box>
            <text:p text:style-name="P5"><text:span text:style-name="T1">Level 1</text:span></text:p>
          </draw:text-box>
        </draw:frame>
        <draw:frame draw:style-name="gr8" draw:text-style-name="P9" draw:layer="layout" svg:width="8.807cm" svg:height="0.64cm" svg:x="9.471cm" svg:y="1.346cm">
          <draw:text-box>
            <text:p text:style-name="P5"><text:span text:style-name="T3">pairs(), cotabplot()</text:span></text:p>
          </draw:text-box>
        </draw:frame>
        <draw:frame draw:style-name="gr9" draw:text-style-name="P10" draw:layer="layout" svg:width="16.935cm" svg:height="0.64cm" svg:x="9.471cm" svg:y="3.446cm">
          <draw:text-box>
            <text:p text:style-name="P5"><text:span text:style-name="T4">mosaic(), sieve(), assoc(), tile(), doubledecker()</text:span></text:p>
          </draw:text-box>
        </draw:frame>
        <draw:frame draw:style-name="gr10" draw:text-style-name="P10" draw:layer="layout" svg:width="4.066cm" svg:height="0.64cm" svg:x="9.471cm" svg:y="5.546cm">
          <draw:text-box>
            <text:p text:style-name="P5"><text:span text:style-name="T4">strucplot()</text:span></text:p>
          </draw:text-box>
        </draw:frame>
        <draw:rect draw:style-name="gr2" draw:text-style-name="P3" draw:layer="layout" svg:width="5.157cm" svg:height="1.322cm" svg:x="3.741cm" svg:y="5.279cm">
          <text:p text:style-name="P2"><text:span text:style-name="T1">Coordinating</text:span></text:p>
        </draw:rect>
        <draw:connector draw:style-name="gr4" draw:text-style-name="P1" draw:layer="layout" svg:x1="6.319cm" svg:y1="4.501cm" svg:x2="6.319cm" svg:y2="5.279cm" svg:d="M6319 4501v778" svg:viewBox="0 0 1 779">
          <text:p/>
        </draw:connector>
        <draw:connector draw:style-name="gr4" draw:text-style-name="P1" draw:layer="layout" svg:x1="6.319cm" svg:y1="6.601cm" svg:x2="6.319cm" svg:y2="7.4cm" svg:d="M6319 6601v799" svg:viewBox="0 0 1 800">
          <text:p/>
        </draw:connector>
        <draw:frame draw:style-name="gr11" draw:text-style-name="P10" draw:layer="layout" svg:width="10.162cm" svg:height="1.279cm" svg:x="12.85cm" svg:y="9.657cm">
          <draw:text-box>
            <text:p text:style-name="P5"><text:span text:style-name="T4">struc_mosaic(), struc_sieve(),</text:span><text:span text:style-name="T4"><text:line-break/></text:span><text:span text:style-name="T4">struc_assoc()</text:span></text:p>
          </draw:text-box>
        </draw:frame>
        <draw:frame draw:style-name="gr12" draw:text-style-name="P10" draw:layer="layout" svg:width="11.855cm" svg:height="1.279cm" svg:x="12.85cm" svg:y="11.557cm">
          <draw:text-box>
            <text:p text:style-name="P5"><text:span text:style-name="T4">labeling_border(), labeling_list(),</text:span><text:span text:style-name="T4"><text:line-break/></text:span><text:span text:style-name="T4">labeling_cells(), labeling_values()</text:span></text:p>
          </draw:text-box>
        </draw:frame>
        <draw:frame draw:style-name="gr13" draw:text-style-name="P10" draw:layer="layout" svg:width="11.178cm" svg:height="0.64cm" svg:x="12.85cm" svg:y="13.457cm">
          <draw:text-box>
            <text:p text:style-name="P5"><text:span text:style-name="T4">legend_resbased(), legend_fixed()</text:span></text:p>
          </draw:text-box>
        </draw:frame>
        <draw:frame draw:style-name="gr14" draw:text-style-name="P10" draw:layer="layout" svg:width="11.178cm" svg:height="1.279cm" svg:x="12.85cm" svg:y="16.357cm">
          <draw:text-box>
            <text:p text:style-name="P5"><text:span text:style-name="T4">shading_hsv(), shading_hcl(),</text:span><text:span text:style-name="T4"><text:line-break/></text:span><text:span text:style-name="T4">shading_Friendly(), shading_max()</text:span></text:p>
          </draw:text-box>
        </draw:frame>
        <draw:frame draw:style-name="gr15" draw:text-style-name="P10" draw:layer="layout" svg:width="14.226cm" svg:height="1.279cm" svg:x="12.85cm" svg:y="18.157cm">
          <draw:text-box>
            <text:p text:style-name="P5"><text:span text:style-name="T4">spacing_equal(), spacing_conditional(),</text:span><text:span text:style-name="T4"><text:line-break/></text:span><text:span text:style-name="T4">spacing_highlighting(), spacing_increase()</text:span></text:p>
          </draw:text-box>
        </draw:frame>
        <draw:frame draw:style-name="gr16" draw:text-style-name="P11" draw:layer="layout" svg:width="17.447cm" svg:height="1.623cm" svg:x="9.471cm" svg:y="7.446cm">
          <draw:text-box>
            <text:p text:style-name="P5"><text:span text:style-name="T5">Graphical appearance control (“grapcon”) functions / generators</text:span></text:p>
            <text:p text:style-name="P5"><text:span text:style-name="T5">for </text:span><text:span text:style-name="T4">strucplot()</text:span><text:span text:style-name="T5"> (Only the generators are shown below)</text:span></text:p>
          </draw:text-box>
        </draw:frame>
        <draw:frame draw:style-name="gr17" draw:text-style-name="P5" draw:layer="layout" svg:width="26.312cm" svg:height="0.967cm" svg:x="3.601cm" svg:y="0cm">
          <draw:text-box>
            <text:p/>
          </draw:text-box>
        </draw:frame>
        <presentation:notes draw:style-name="dp2">
          <draw:page-thumbnail draw:style-name="gr18" draw:layer="layout" svg:width="12.767cm" svg:height="9.575cm" svg:x="4.411cm" svg:y="2.794cm" draw:page-number="1" presentation:class="page"/>
          <draw:frame presentation:style-name="pr1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MS Gothic" svg:font-family="'MS Gothic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 Gothic" style:font-family-asian="'MS Gothic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 Gothic" style:font-family-asian="'MS Gothic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font-name-asian="MS Gothic" style:font-family-asian="'MS Gothic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M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2.18cm" svg:x="2.057cm" svg:y="5.8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5-09-18T14:10:53</meta:creation-date>
    <dc:date>2015-02-16T18:09:46.044635277</dc:date>
    <dc:language>en-US</dc:language>
    <meta:editing-cycles>9</meta:editing-cycles>
    <meta:editing-duration>PT1H49M</meta:editing-duration>
    <dc:creator>David </dc:creator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